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Mono PS" svg:font-family="'Nimbus Mono PS'"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Nimbus Mono PS" officeooo:rsid="001a8bb1" officeooo:paragraph-rsid="001a8bb1"/>
    </style:style>
    <style:style style:name="P2" style:family="paragraph" style:parent-style-name="Standard">
      <style:paragraph-properties fo:text-align="end" style:justify-single-word="false"/>
      <style:text-properties style:font-name="Nimbus Mono PS" fo:font-size="18pt" officeooo:rsid="001a8bb1" officeooo:paragraph-rsid="001a8bb1" style:font-size-asian="18pt" style:font-size-complex="18pt"/>
    </style:style>
    <style:style style:name="P3" style:family="paragraph" style:parent-style-name="Standard">
      <style:paragraph-properties fo:text-align="end" style:justify-single-word="false"/>
      <style:text-properties style:font-name="Nimbus Mono PS" fo:font-size="18pt" fo:font-weight="bold" officeooo:rsid="001dfd48" officeooo:paragraph-rsid="001dfd48" style:font-size-asian="18pt" style:font-weight-asian="bold" style:font-size-complex="18pt" style:font-weight-complex="bold"/>
    </style:style>
    <style:style style:name="P4" style:family="paragraph" style:parent-style-name="Standard">
      <style:paragraph-properties fo:text-align="end" style:justify-single-word="false"/>
      <style:text-properties style:font-name="Nimbus Mono PS" fo:font-size="12pt" officeooo:rsid="001a8bb1" officeooo:paragraph-rsid="001a8bb1" style:font-size-asian="10.5pt" style:font-size-complex="12pt"/>
    </style:style>
    <style:style style:name="P5" style:family="paragraph" style:parent-style-name="Standard">
      <style:paragraph-properties fo:text-align="start" style:justify-single-word="false"/>
      <style:text-properties style:font-name="Nimbus Mono PS" fo:font-size="12pt" fo:font-weight="bold" officeooo:rsid="001dfd48" officeooo:paragraph-rsid="001dfd48"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font-name="Nimbus Mono PS" fo:font-size="12pt" fo:font-weight="normal" officeooo:rsid="001dfd48" officeooo:paragraph-rsid="001dfd48"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Nimbus Mono PS" fo:font-size="12pt" fo:font-weight="normal" officeooo:rsid="001e2eb4" officeooo:paragraph-rsid="001e2eb4" style:font-size-asian="10.5pt" style:font-weight-asian="normal" style:font-size-complex="12pt" style:font-weight-complex="normal"/>
    </style:style>
    <style:style style:name="P8" style:family="paragraph" style:parent-style-name="Standard">
      <style:paragraph-properties fo:padding-left="0cm" fo:padding-right="0cm" fo:padding-top="0cm" fo:padding-bottom="0.074cm" fo:border-left="none" fo:border-right="none" fo:border-top="none" fo:border-bottom="0.06pt solid #000000" style:join-border="false"/>
      <style:text-properties style:font-name="Nimbus Mono PS" officeooo:rsid="001a8bb1" officeooo:paragraph-rsid="001a8bb1"/>
    </style:style>
    <style:style style:name="P9" style:family="paragraph" style:parent-style-name="Standard">
      <style:paragraph-properties fo:text-align="end" style:justify-single-word="false" fo:padding-left="0cm" fo:padding-right="0cm" fo:padding-top="0cm" fo:padding-bottom="0.074cm" fo:border-left="none" fo:border-right="none" fo:border-top="none" fo:border-bottom="0.06pt solid #000000" style:join-border="false"/>
      <style:text-properties style:font-name="Nimbus Mono PS" fo:font-size="12pt" officeooo:rsid="001a8bb1" officeooo:paragraph-rsid="001a8bb1" style:font-size-asian="10.5pt" style:font-size-complex="12pt"/>
    </style:style>
    <style:style style:name="P10" style:family="paragraph" style:parent-style-name="Standard">
      <style:paragraph-properties fo:text-align="end" style:justify-single-word="false" fo:break-before="page"/>
      <style:text-properties style:font-name="Nimbus Mono PS" fo:font-size="18pt" fo:font-weight="bold" officeooo:rsid="001e2eb4" officeooo:paragraph-rsid="001e2eb4" style:font-size-asian="15.75pt" style:font-weight-asian="bold" style:font-size-complex="18pt" style:font-weight-complex="bold"/>
    </style:style>
    <style:style style:name="T1" style:family="text">
      <style:text-properties officeooo:rsid="001e32d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5"/>____ <text:s text:c="8"/>____ <text:s text:c="15"/>__</text:p>
      <text:p text:style-name="P1"><text:s text:c="4"/>/ __ \ _ <text:s/>__ / __ ) ____ <text:s text:c="2"/>_____ / /__ _____</text:p>
      <text:p text:style-name="P1"><text:s text:c="3"/>/ / / /| |/_// __ <text:s/>|/ __ \ / ___// //_// ___/</text:p>
      <text:p text:style-name="P1"><text:s text:c="2"/>/ /_/ /_&gt; <text:s/>&lt; / /_/ // /_/ // / <text:s text:c="2"/>/ ,&lt; <text:s/>(__ <text:s/>)</text:p>
      <text:p text:style-name="P8"><text:s/>/_____//_/|_|/_____/ \____//_/ <text:s text:c="2"/>/_/|_|/____/</text:p>
      <text:p text:style-name="P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
      <text:p text:style-name="P1"/>
      <text:p text:style-name="P2">DxBorks Official Documentation</text:p>
      <text:p text:style-name="P4">2017 – Thomas Murgia / Adrien Aacha</text:p>
      <text:p text:style-name="P9"/>
      <text:p text:style-name="P3"><text:soft-page-break/>CONTENTS</text:p>
      <text:p text:style-name="P5"/>
      <text:p text:style-name="P6">0x00 <text:s text:c="3"/>Preface</text:p>
      <text:p text:style-name="P6">0x01 <text:s text:c="3"/>Understanding the DxBorks <text:span text:style-name="T1">architecture</text:span></text:p>
      <text:p text:style-name="P10"><text:span text:style-name="T1">0x00 - </text:span>Preface</text:p>
      <text:p text:style-name="P7"/>
      <text:p text:style-name="P7"><text:tab/>The DxBorks operating system was a year long quest for success. Born from the will to create a minimalistic kernel for x86 devices, it evolved into an actual project with lots of possibilities, while keeping its “proof of concept” feel rather than being a commercial operating system. Licensed under the GNU General Public License (GPL) v3, everyone is free to use this OS as they wish, as long as they don’t prevent other users from experiencing the same freedom.</text:p>
      <text:p text:style-name="P7"/>
      <text:p text:style-name="P7"><text:tab/>DxBorks is a rather minimalistic software. It followed a paradygm important to my eyes: KISS (Keep It Simple, Stupid) a paradygm used by lots of developers, engineers, and other individuals designing complex pieces of hardware or software, including the Arch Linux development team or US army engineers.</text:p>
      <text:p text:style-name="P7"/>
      <text:p text:style-name="P7"><text:tab/><text:span text:style-name="T1">This paradygm prioritises simplicity over complexity: a piece of code should be easy enough to understand to remove the need for an extensive use of commentaries. The “UNIX Philosophy” has also been a quite fundamental aspect of the project: a tool should do a single thing, and do it well. In our case, the tools are functions, variables, algorithms, etc.</text:span></text:p>
      <text:p text:style-name="P7"/>
      <text:p text:style-name="P7"><text:tab/><text:span text:style-name="T1">Overhaul, DxBorks is just another kernel inspired by UNIX, while keeping its school project feel.</text:span></text:p>
      <text:p text:style-name="P7"/>
      <text:p text:style-name="P7"/>
      <text:p text:style-name="P7"/>
      <text:p text:style-name="P7"/>
      <text:p text:style-name="P7"><text:tab/><text:span text:style-name="T1">As stated earlier, this document, the DxBorks kernel, its disk image, and the content of its online repository are licensed under the GNU GPL v3 license. Please refer to the provided file for more information concerning the licen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Mono PS" svg:font-family="'Nimbus Mono PS'"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5:00:37.408235244</meta:creation-date>
    <dc:date>2017-03-07T15:35:08.717890649</dc:date>
    <meta:editing-duration>PT24M24S</meta:editing-duration>
    <meta:editing-cycles>5</meta:editing-cycles>
    <meta:generator>LibreOffice/5.3.0.3$Linux_X86_64 LibreOffice_project/30m0$Build-3</meta:generator>
    <meta:document-statistic meta:table-count="0" meta:image-count="0" meta:object-count="0" meta:page-count="3" meta:paragraph-count="16" meta:word-count="305" meta:character-count="1834" meta:non-whitespace-character-count="1484"/>
  </office:meta>
</office:document-meta>
</file>